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Light" svg:font-family="'Noto Sans Light'" style:font-family-generic="roman" style:font-pitch="variable"/>
    <style:font-face style:name="Noto Sans Regular" svg:font-family="'Noto Sans Regular'" style:font-family-generic="roman" style:font-pitch="variable"/>
    <style:font-face style:name="Noto Sans SemiBold" svg:font-family="'Noto Sans SemiBold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_20__28_user_29_">
      <style:paragraph-properties fo:margin-left="0cm" fo:margin-right="0cm" style:line-height-at-least="0.353cm" fo:text-indent="0cm" style:auto-text-indent="false"/>
      <style:text-properties officeooo:paragraph-rsid="0007582d"/>
    </style:style>
    <style:style style:name="P3" style:family="paragraph" style:parent-style-name="Standard_20__28_user_29_">
      <style:paragraph-properties fo:break-before="page"/>
      <style:text-properties officeooo:paragraph-rsid="0007582d"/>
    </style:style>
    <style:style style:name="T1" style:family="text">
      <style:text-properties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hapter 1</text:h>
      <text:h text:style-name="Heading_20_2" text:outline-level="2">Introduction</text:h>
      <text:p text:style-name="P2"><text:bookmark-start text:name="__DdeLink__115_50585226"/><text:span text:style-name="T1">Ghana, officially known as the Republic of Ghana, is a country located in West Africa.</text:span><text:bookmark-end text:name="__DdeLink__115_50585226"/></text:p>
      <text:p text:style-name="P3">Ghana has a population of over 30 million people and is known for its hospitality and friendly people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Light" svg:font-family="'Noto Sans Light'" style:font-family-generic="roman" style:font-pitch="variable"/>
    <style:font-face style:name="Noto Sans Regular" svg:font-family="'Noto Sans Regular'" style:font-family-generic="roman" style:font-pitch="variable"/>
    <style:font-face style:name="Noto Sans SemiBold" svg:font-family="'Noto Sans SemiBold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lizarin_7e_LT_7e_Gliederung_20_1" style:display-name="Alizarin~LT~Gliederung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/>
      <style:text-properties fo:color="#ffffff" style:text-outline="false" style:text-line-through-style="none" style:text-line-through-type="none" style:font-name="Noto Sans Black" fo:font-family="'Noto Sans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text-align="start" style:justify-single-word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paragraph-properties style:writing-mode="lr-tb"/>
      <style:text-properties fo:color="#ffffff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style:writing-mode="lr-tb"/>
      <style:text-properties fo:color="#ffffff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loext:contextual-spacing="false" fo:line-height="150%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loext:contextual-spacing="false" fo:line-height="150%" fo:text-align="start" style:justify-single-word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50%" fo:text-indent="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Black" fo:font-family="'Noto Sans Black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SemiBold" fo:font-family="'Noto Sans Semi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measur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Alizarin0_7e_LT_7e_Gliederung_20_1" style:display-name="Alizarin0~LT~Gliederung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Gliederung_20_2" style:display-name="Alizarin0~LT~Gliederung 2" style:family="paragraph" style:parent-style-name="Alizarin0_7e_LT_7e_Gliederung_20_1" style:default-outline-level="">
      <style:paragraph-properties fo:margin-top="0cm" fo:margin-bottom="0.3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0_7e_LT_7e_Gliederung_20_3" style:display-name="Alizarin0~LT~Gliederung 3" style:family="paragraph" style:parent-style-name="Alizarin0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0_7e_LT_7e_Gliederung_20_4" style:display-name="Alizarin0~LT~Gliederung 4" style:family="paragraph" style:parent-style-name="Alizarin0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5" style:display-name="Alizarin0~LT~Gliederung 5" style:family="paragraph" style:parent-style-name="Alizarin0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6" style:display-name="Alizarin0~LT~Gliederung 6" style:family="paragraph" style:parent-style-name="Alizarin0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7" style:display-name="Alizarin0~LT~Gliederung 7" style:family="paragraph" style:parent-style-name="Alizarin0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8" style:display-name="Alizarin0~LT~Gliederung 8" style:family="paragraph" style:parent-style-name="Alizarin0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Gliederung_20_9" style:display-name="Alizarin0~LT~Gliederung 9" style:family="paragraph" style:parent-style-name="Alizarin0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Titel" style:display-name="Alizarin0~LT~Titel" style:family="paragraph" style:default-outline-level="">
      <style:paragraph-properties fo:text-align="start" style:justify-single-word="false"/>
      <style:text-properties fo:color="#ffffff" style:text-outline="false" style:text-line-through-style="none" style:text-line-through-type="none" style:font-name="Noto Sans Black" fo:font-family="'Noto Sans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Untertitel" style:display-name="Alizarin0~LT~Untertitel" style:family="paragraph" style:default-outline-level="">
      <style:paragraph-properties fo:text-align="start" style:justify-single-word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Notizen" style:display-name="Alizarin0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Hintergrundobjekte" style:display-name="Alizarin0~LT~Hintergrundobjekte" style:family="paragraph" style:default-outline-level="">
      <style:paragraph-properties style:writing-mode="lr-tb"/>
      <style:text-properties fo:color="#e74c3c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0_7e_LT_7e_Hintergrund" style:display-name="Alizarin0~LT~Hintergrund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3T11:21:34.010981159</meta:creation-date>
    <dc:date>2023-05-23T11:26:23.651961566</dc:date>
    <meta:editing-duration>PT4M4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5" meta:word-count="37" meta:character-count="210" meta:non-whitespace-character-count="178"/>
  </office:meta>
</office:document-meta>
</file>